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b7c53" officeooo:paragraph-rsid="0003fa52" style:font-weight-asian="normal" style:font-weight-complex="normal"/>
    </style:style>
    <style:style style:name="P2" style:family="paragraph" style:parent-style-name="Standard">
      <style:text-properties fo:font-weight="normal" officeooo:rsid="00162755" officeooo:paragraph-rsid="0003fa52" style:font-weight-asian="normal" style:font-weight-complex="normal"/>
    </style:style>
    <style:style style:name="P3" style:family="paragraph" style:parent-style-name="Standard">
      <style:text-properties fo:font-weight="normal" officeooo:rsid="001a7589" officeooo:paragraph-rsid="0003fa52" style:font-weight-asian="normal" style:font-weight-complex="normal"/>
    </style:style>
    <style:style style:name="P4" style:family="paragraph" style:parent-style-name="Standard">
      <style:text-properties fo:font-weight="normal" officeooo:rsid="00046dc9" officeooo:paragraph-rsid="00046dc9" style:font-weight-asian="normal" style:font-weight-complex="normal"/>
    </style:style>
    <style:style style:name="P5" style:family="paragraph" style:parent-style-name="Standard">
      <style:text-properties fo:font-weight="normal" officeooo:rsid="000577a4" officeooo:paragraph-rsid="000577a4" style:font-weight-asian="normal" style:font-weight-complex="normal"/>
    </style:style>
    <style:style style:name="P6" style:family="paragraph" style:parent-style-name="Standard">
      <style:text-properties fo:font-weight="normal" officeooo:rsid="000936e1" officeooo:paragraph-rsid="001310be" style:font-weight-asian="normal" style:font-weight-complex="normal"/>
    </style:style>
    <style:style style:name="P7" style:family="paragraph" style:parent-style-name="Standard">
      <style:text-properties fo:font-weight="normal" officeooo:rsid="000c29a7" officeooo:paragraph-rsid="000c29a7" style:font-weight-asian="normal" style:font-weight-complex="normal"/>
    </style:style>
    <style:style style:name="P8" style:family="paragraph" style:parent-style-name="Standard">
      <style:text-properties fo:font-weight="normal" officeooo:rsid="000e2892" officeooo:paragraph-rsid="000e2892" style:font-weight-asian="normal" style:font-weight-complex="normal"/>
    </style:style>
    <style:style style:name="P9" style:family="paragraph" style:parent-style-name="Standard">
      <style:text-properties fo:font-weight="normal" officeooo:rsid="0011806e" officeooo:paragraph-rsid="0011806e" style:font-weight-asian="normal" style:font-weight-complex="normal"/>
    </style:style>
    <style:style style:name="P10" style:family="paragraph" style:parent-style-name="Standard">
      <style:text-properties fo:font-weight="normal" officeooo:rsid="001419c4" officeooo:paragraph-rsid="001419c4" style:font-weight-asian="normal" style:font-weight-complex="normal"/>
    </style:style>
    <style:style style:name="P11" style:family="paragraph" style:parent-style-name="Standard">
      <style:text-properties fo:font-weight="normal" officeooo:paragraph-rsid="000c29a7"/>
    </style:style>
    <style:style style:name="P12" style:family="paragraph" style:parent-style-name="Standard">
      <style:text-properties fo:font-weight="normal" officeooo:rsid="000c29a7" officeooo:paragraph-rsid="000c29a7"/>
    </style:style>
    <style:style style:name="P13" style:family="paragraph" style:parent-style-name="Standard">
      <style:text-properties fo:font-weight="bold" officeooo:rsid="001a7589" officeooo:paragraph-rsid="0003fa52" style:font-weight-asian="bold" style:font-weight-complex="bold"/>
    </style:style>
    <style:style style:name="P14" style:family="paragraph" style:parent-style-name="Standard">
      <style:text-properties fo:font-weight="bold" officeooo:rsid="00162755" officeooo:paragraph-rsid="0003fa52" style:font-weight-asian="bold" style:font-weight-complex="bold"/>
    </style:style>
    <style:style style:name="P15" style:family="paragraph" style:parent-style-name="Standard">
      <style:text-properties fo:font-weight="bold" officeooo:rsid="001b7c53" officeooo:paragraph-rsid="0003fa52" style:font-weight-asian="bold" style:font-weight-complex="bold"/>
    </style:style>
    <style:style style:name="P16" style:family="paragraph" style:parent-style-name="Standard">
      <style:text-properties fo:font-weight="bold" officeooo:rsid="000577a4" officeooo:paragraph-rsid="000577a4" style:font-weight-asian="bold" style:font-weight-complex="bold"/>
    </style:style>
    <style:style style:name="P17" style:family="paragraph" style:parent-style-name="Standard">
      <style:text-properties fo:font-weight="bold" officeooo:rsid="000c29a7" officeooo:paragraph-rsid="000c29a7" style:font-weight-asian="bold" style:font-weight-complex="bold"/>
    </style:style>
    <style:style style:name="P18" style:family="paragraph" style:parent-style-name="Standard">
      <style:text-properties fo:font-weight="bold" officeooo:rsid="000e2892" officeooo:paragraph-rsid="000e2892" style:font-weight-asian="bold" style:font-weight-complex="bold"/>
    </style:style>
    <style:style style:name="P19" style:family="paragraph" style:parent-style-name="Standard">
      <style:text-properties fo:font-weight="bold" officeooo:rsid="0011806e" officeooo:paragraph-rsid="0011806e" style:font-weight-asian="bold" style:font-weight-complex="bold"/>
    </style:style>
    <style:style style:name="P20" style:family="paragraph" style:parent-style-name="Standard">
      <style:text-properties fo:font-weight="normal" officeooo:rsid="000c29a7" officeooo:paragraph-rsid="000c29a7" style:font-weight-asian="normal" style:font-weight-complex="normal"/>
    </style:style>
    <style:style style:name="P21" style:family="paragraph" style:parent-style-name="Standard">
      <style:text-properties fo:font-weight="normal" officeooo:rsid="00162755" officeooo:paragraph-rsid="00149d6e" style:font-weight-asian="normal" style:font-weight-complex="normal"/>
    </style:style>
    <style:style style:name="P22" style:family="paragraph" style:parent-style-name="Standard">
      <style:text-properties fo:font-weight="normal" officeooo:rsid="00149d6e" officeooo:paragraph-rsid="00149d6e" style:font-weight-asian="normal" style:font-weight-complex="normal"/>
    </style:style>
    <style:style style:name="T1" style:family="text">
      <style:text-properties officeooo:rsid="001a7589"/>
    </style:style>
    <style:style style:name="T2" style:family="text">
      <style:text-properties officeooo:rsid="001ee7b7"/>
    </style:style>
    <style:style style:name="T3" style:family="text">
      <style:text-properties officeooo:rsid="00046dc9"/>
    </style:style>
    <style:style style:name="T4" style:family="text">
      <style:text-properties officeooo:rsid="00064e81"/>
    </style:style>
    <style:style style:name="T5" style:family="text">
      <style:text-properties officeooo:rsid="000c29a7"/>
    </style:style>
    <style:style style:name="T6" style:family="text">
      <style:text-properties fo:font-weight="bold"/>
    </style:style>
    <style:style style:name="T7" style:family="text">
      <style:text-properties officeooo:rsid="000c29a7" style:font-weight-asian="normal" style:font-weight-complex="normal"/>
    </style:style>
    <style:style style:name="T8" style:family="text">
      <style:text-properties officeooo:rsid="00101b10"/>
    </style:style>
    <style:style style:name="T9" style:family="text">
      <style:text-properties officeooo:rsid="0011806e"/>
    </style:style>
    <style:style style:name="T10" style:family="text">
      <style:text-properties officeooo:rsid="001310be"/>
    </style:style>
    <style:style style:name="T11" style:family="text">
      <style:text-properties officeooo:rsid="00149d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LIDE 1<text:span text:style-name="T5">1</text:span></text:p>
      <text:p text:style-name="P13"/>
      <text:p text:style-name="P2">Olá Pessoal, </text:p>
      <text:p text:style-name="P14"/>
      <text:p text:style-name="P21"><text:span text:style-name="T1">Aqui é o </text:span>Pr<text:span text:style-name="T2">o</text:span>f. Wagner do Dept. de Estatística da UFPR é <text:span text:style-name="T11">o </text:span>curso de <text:span text:style-name="T3">E</text:span>statística Básica. </text:p>
      <text:p text:style-name="P22">Essa é o segundo vídeo da aula 1 que tem como tópico <text:span text:style-name="T1">“Analise Exploratória de dados”. </text:span></text:p>
      <text:p text:style-name="P21"><text:span text:style-name="T1">Lembre-se para todos os detalhes sobre a oferta desta disciplina você pode consultar a página da disciplina ou ver o primeiro vídeo desta série.</text:span></text:p>
      <text:p text:style-name="P3"/>
      <text:p text:style-name="P15">SLIDE <text:span text:style-name="T5">11</text:span></text:p>
      <text:p text:style-name="P15"/>
      <text:p text:style-name="P1">O conteúdo deste capítulo esta divido em <text:span text:style-name="T3">três</text:span> grandes tópicos:</text:p>
      <text:p text:style-name="P15"/>
      <text:p text:style-name="P4"><text:span text:style-name="T5">O primeiro vídeo </text:span>onde <text:span text:style-name="T5">eu</text:span> apresent<text:span text:style-name="T5">ei</text:span> os conceitos iniciais e o principais elementos da Teoria dos conjuntos nos quais a Teoria da probabilidade é baseada.</text:p>
      <text:p text:style-name="P1"/>
      <text:p text:style-name="P4">N<text:span text:style-name="T5">esta</text:span> segunda parte trataremos propriamente da definição de probabilidades através da definição axiomática de Kolmogorov e apresentamos a regra da adição de probabilidades.</text:p>
      <text:p text:style-name="P4"/>
      <text:p text:style-name="P5"><text:span text:style-name="T5">No terceiro vídeo vamos terminar</text:span> <text:span text:style-name="T5">o conteúdo deste capítulo </text:span>discutindo probabilidade condicional, <text:span text:style-name="T5">independência</text:span> e aplicações do Teorema de Bayes.</text:p>
      <text:p text:style-name="P5"/>
      <text:p text:style-name="P16"><text:s/><text:span text:style-name="T4">SLIDE 12</text:span></text:p>
      <text:p text:style-name="P16"/>
      <text:p text:style-name="P11"><text:span text:style-name="T7">A definição axiomática de Probabilidade é devida ao matemático Russo </text:span><text:span text:style-name="T6">Andrey Nikolaevich Kolmogorov </text:span><text:span text:style-name="T7">e é composta por três axiomas. </text:span></text:p>
      <text:p text:style-name="P11"/>
      <text:p text:style-name="P7">Assim, defini-se probabilidade como sendo a função P(que vai receber algum argumento) que atribui valores números aos eventos do espaço amostral, de tal forma que.</text:p>
      <text:p text:style-name="P12"/>
      <text:p text:style-name="P7">A Probabilidade de um evento A acontecer está sempre entre 0 e 1 para todo evento A pertencente ao espaço amostral Omega.</text:p>
      <text:p text:style-name="P12"/>
      <text:p text:style-name="P7">A probabilidade de ocorrer Omega é igual a 1. Ou seja, alguém dentro do Omega vai acontecer.</text:p>
      <text:p text:style-name="P12"/>
      <text:p text:style-name="P7">E por fim a probabilidade da união de Aj eventos disjuntos (ou seja com interseção nula) é igual a soma das probabilidades da ocorrência de cada evento Aj.</text:p>
      <text:p text:style-name="P12"/>
      <text:p text:style-name="P7">Note que a definição acima diz quais são as característica que uma função P qualquer precisa ter para ser uma probabilidade, mas não diz nada como atribuir probabilidades aos valores do espaço amostral.</text:p>
      <text:p text:style-name="P12"/>
      <text:p text:style-name="P17">SLIDE 13</text:p>
      <text:p text:style-name="P17"/>
      <text:p text:style-name="P7">Para definir tais probabilidades temos pelo menos duas estratégias:</text:p>
      <text:p text:style-name="P7"/>
      <text:p text:style-name="P7">A primeira chamada de Clássica baseia-se nas característica teóricas da realização do fenômenos para atribuir as probabilidades. Por exemplo, no caso do lançamento do dados temos Omega = {1,2,3,4,5,6}. Se admitirmos que o dado é honesto, podemos assumir que todas as faces tem a mesma chance de sair e portanto a probabilidade seria 1/6 para cada face.</text:p>
      <text:p text:style-name="P7"/>
      <text:p text:style-name="P8">Outra forma é usar a definição FREQUENTISTA de probabilidade que usa o limite de frequências <text:soft-page-break/>relativas obtidas apartir da realização sucessiva do experimento. </text:p>
      <text:p text:style-name="P8">Vejamos um exemplo. Suponha que o objetivo é determinar a probabilidade da ocorrência de cada face de um dado.</text:p>
      <text:p text:style-name="P8">Sem fazer nenhuma suposição inicial, podemos jogar o dados um número grande de vezes e calcular a frequencia relativa da ocorrência de cada face e usar este número como a probabilidade de ocorrência da face. Vejamos com mais detalhes.</text:p>
      <text:p text:style-name="P8"/>
      <text:p text:style-name="P18">SLIDE 14</text:p>
      <text:p text:style-name="P18"/>
      <text:p text:style-name="P8">A ideia é repetir o experimento n vezes e contar quantas vezes o evento A ocorre, denotamos isso por n(A) ou quantas vezes A ocorreu.</text:p>
      <text:p text:style-name="P8"/>
      <text:p text:style-name="P8">Assim a frequencia relativa conforme definida no Capítulo um será</text:p>
      <text:p text:style-name="P8"/>
      <text:p text:style-name="P8">fAn = n(A)/n. </text:p>
      <text:p text:style-name="P8"/>
      <text:p text:style-name="P8">Para n tendendo a infinito ou seja um numero muito grande de repetições a frequencia relativa tende para uma constante P(A) ou seja, no limite quando n tende a infinito n(A)/n tende para a P(A).</text:p>
      <text:p text:style-name="P8"/>
      <text:p text:style-name="P8">No caso do exemplo do dado suponha que o interesse é na face 4. Se lancarmos o dado muitas vezes qual seria o percentual de face = 4? Hoje com os recursos computacionais podemos facilmente fazer este experimento. </text:p>
      <text:p text:style-name="P8"/>
      <text:p text:style-name="P18">SLIDE 15</text:p>
      <text:p text:style-name="P18"/>
      <text:p text:style-name="P8">A Figura do SLIDE 15 apresenta o resultado dete experimento.</text:p>
      <text:p text:style-name="P8">Note que conforme o nume<text:span text:style-name="T9">r</text:span>o de ensaios cresce a frequencia relativa se estabiliza em torno de 0.1667 que é aproximadamente 1/6. É claro <text:span text:style-name="T9">neste caso</text:span> nosso dado era honesto.</text:p>
      <text:p text:style-name="P8"/>
      <text:p text:style-name="P18">SLIDE 16</text:p>
      <text:p text:style-name="P8"/>
      <text:p text:style-name="P8">Veremos <text:span text:style-name="T8">n</text:span>o Capítulo 7 que a frequência relativa é uma estimativa da verdadeira probabilidade e que pela lei dos grandes números essa <text:span text:style-name="T9">frequência</text:span> relativa ficara mais próxima da verdadeira probabilidade conforme o número de repetições cresce. <text:span text:style-name="T9">Vamos ver mais alguns exemplos baseados nos dados apresentados no capítulo 1.</text:span></text:p>
      <text:p text:style-name="P8"/>
      <text:p text:style-name="P19">SLIDE 17</text:p>
      <text:p text:style-name="P19"/>
      <text:p text:style-name="P9">Considerando que os dados que temos são populacionais podemos caracterizar a variavel idade.</text:p>
      <text:p text:style-name="P9">Neste caso o Omega é o conjunto {17, 18, … 25}. </text:p>
      <text:p text:style-name="P9">Se um aluno é escolhido ao acaso desta turma definimos a probabilidade dele ter certeza idade pela frequencia relativa.</text:p>
      <text:p text:style-name="P9"/>
      <text:p text:style-name="P19">SLIDE 18</text:p>
      <text:p text:style-name="P19"/>
      <text:p text:style-name="P9">De forma similar podemos fazer uma Tabela de dupla entrada para caracterizar as variáveis Sexo e Turma. Novamente usando as frequencias relativas e temos o seguinte.</text:p>
      <text:p text:style-name="P9"/>
      <text:p text:style-name="P9">P(F) = 37/50 = 0.74 e P(M) = 0.26. Note que o masculino é o complementar do feminino.</text:p>
      <text:p text:style-name="P9">A probabilidae de ser da turma A é 0.52 e da B 0.48.</text:p>
      <text:p text:style-name="P9"/>
      <text:p text:style-name="P9">Agora, qual seria a probabilidade de escolhermos ao acaso um estudante do sexo feminino ou da <text:soft-page-break/>alguém da turma B?</text:p>
      <text:p text:style-name="P9"/>
      <text:p text:style-name="P19">SLIDE 19</text:p>
      <text:p text:style-name="P19"/>
      <text:p text:style-name="P9"/>
      <text:p text:style-name="P9">Usando a ideia de conjunto queremos calcular a Probabilidade de P(F U B) que pode ser calculada da seguinte forma</text:p>
      <text:p text:style-name="P9"/>
      <text:p text:style-name="P9">P(F U B) = P(F) + P(B) </text:p>
      <text:p text:style-name="P9"/>
      <text:p text:style-name="P9">Sabemos que P(F) é 0.74 e P(B) = 0.48 </text:p>
      <text:p text:style-name="P9"/>
      <text:p text:style-name="P9">Assim, 0.74 + 0.48 = 1.22.</text:p>
      <text:p text:style-name="P9"/>
      <text:p text:style-name="P9">O que aconteceu de errado aqui? É possível uma probabilidade maior que 1?</text:p>
      <text:p text:style-name="P9"/>
      <text:p text:style-name="P9">É claro que não. O que fizemos de errado então?</text:p>
      <text:p text:style-name="P9"/>
      <text:p text:style-name="P9">Note que os eventos Feminino e turma B não são dijusntos. Assim o axioma 3 não se aplica e não podemos simplesmente somar as probabilidades.</text:p>
      <text:p text:style-name="P9"/>
      <text:p text:style-name="P9">Note que quanto contamos os elementos do sexo feminino também contamos os elementos da turma B e vice-versa assim os elementos que estão na interseção forma contados duas vezes. </text:p>
      <text:p text:style-name="P9"/>
      <text:p text:style-name="P19">SLIDE 20</text:p>
      <text:p text:style-name="P19"/>
      <text:p text:style-name="P9">Logo precisamos subtrair o evento P(F int B) para a obter a probabilidade correta.</text:p>
      <text:p text:style-name="P9"/>
      <text:p text:style-name="P9">Mas primeiro precisamos obter a P(F e B) que pela tabela pode ser calculada da seguinte forma </text:p>
      <text:p text:style-name="P9">P(F int B) = 0.32. Agora refazendo as contas temos</text:p>
      <text:p text:style-name="P9"/>
      <text:p text:style-name="P9">P(F U B) = P(F) + P(B) – P(F e B) = 0.90.</text:p>
      <text:p text:style-name="P9"/>
      <text:p text:style-name="P9">Este exemplo nos mostrou que para somar probabilidades temos que ter o cuidado de verificar se os eventos são disjuntos. No que de serem não disjuntos temos que subtrair a probabilidade da interseção. Este fato nos leva a Regra da Adição de Probabilidades.</text:p>
      <text:p text:style-name="P9"/>
      <text:p text:style-name="P19">SLIDE 21</text:p>
      <text:p text:style-name="P19"/>
      <text:p text:style-name="P9">A regra da adição de probabilidades nos diz como somar duas probabilidades quaisquer.</text:p>
      <text:p text:style-name="P9"/>
      <text:p text:style-name="P9">Então, tendo P(AUB) note que somamos todos de A e depois todos de B e subtraimos A int B para obter a probabilidade correta.</text:p>
      <text:p text:style-name="P9"/>
      <text:p text:style-name="P19">SLIDE 22</text:p>
      <text:p text:style-name="P19"/>
      <text:p text:style-name="P9">O único caso onde podemos simplesmente somar as probabilidades é quando os eventos são disjuntos. Neste caso a interseção é o conjunto vazio que tem probabilidade zero. </text:p>
      <text:p text:style-name="P9"/>
      <text:p text:style-name="P19"/>
      <text:p text:style-name="P19"/>
      <text:p text:style-name="P19"/>
      <text:p text:style-name="P19"><text:soft-page-break/>SLIDE 23</text:p>
      <text:p text:style-name="P19"/>
      <text:p text:style-name="P9">Uma consequência da regra da adição é a regra do complementar. </text:p>
      <text:p text:style-name="P9"/>
      <text:p text:style-name="P9">A regra do complementar diz que a P(A) = 1 – P(Ac)</text:p>
      <text:p text:style-name="P9"/>
      <text:p text:style-name="P9">ou seja, a probablidade de ocorrer o evento A é igual a probabilidade de um menos o evento A não ocorrer.</text:p>
      <text:p text:style-name="P9"/>
      <text:p text:style-name="P9">Para verificar isso basta usar a regra da adição.</text:p>
      <text:p text:style-name="P9"/>
      <text:p text:style-name="P9">DESCREVER A PROVA</text:p>
      <text:p text:style-name="P9"/>
      <text:p text:style-name="P19">SLIDE 24</text:p>
      <text:p text:style-name="P19"/>
      <text:p text:style-name="P6">Chegamos a fim da <text:span text:style-name="T10">segunda</text:span> parte <text:span text:style-name="T10">do Capítulo 2 </text:span>onde fo<text:span text:style-name="T10">i apresentada a definição axiomática de probabilidade e discutidas as regras da adição e complementar.</text:span> No próximo video vamos <text:span text:style-name="T10">definir Probabilidade Condicional e Independência.</text:span> </text:p>
      <text:p text:style-name="P6"/>
      <text:p text:style-name="P10">Até lá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2:54:06.958640128</meta:creation-date>
    <dc:date>2019-02-12T13:48:40.671709557</dc:date>
    <meta:editing-duration>PT2H33M39S</meta:editing-duration>
    <meta:editing-cycles>12</meta:editing-cycles>
    <meta:generator>LibreOffice/4.2.8.2$Linux_X86_64 LibreOffice_project/420m0$Build-2</meta:generator>
    <meta:document-statistic meta:table-count="0" meta:image-count="0" meta:object-count="0" meta:page-count="4" meta:paragraph-count="72" meta:word-count="1145" meta:character-count="6666" meta:non-whitespace-character-count="5575"/>
  </office:meta>
</office:document-meta>
</file>